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7D00000015E0ECEA53C349BC7F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oppins1" svg:font-family="Poppins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7813in" fo:margin-left="0in" fo:margin-top="0in" fo:margin-bottom="0in" table:align="left"/>
    </style:style>
    <style:style style:name="Table1.A" style:family="table-column">
      <style:table-column-properties style:column-width="2.8438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3.1563in"/>
    </style:style>
    <style:style style:name="Table1.1" style:family="table-row">
      <style:table-row-properties style:min-row-height="0.5417in" fo:keep-together="auto"/>
    </style:style>
    <style:style style:name="Table1.A1" style:family="table-cell">
      <style:table-cell-properties style:vertical-align="" fo:padding="0.0694in" fo:border="1pt solid #cccccc"/>
    </style:style>
    <style:style style:name="Table2" style:family="table">
      <style:table-properties style:width="7.3542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9264in"/>
    </style:style>
    <style:style style:name="Table2.B" style:family="table-column">
      <style:table-column-properties style:column-width="5.42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1.8125in" fo:keep-together="auto"/>
    </style:style>
    <style:style style:name="Table2.3" style:family="table-row">
      <style:table-row-properties style:min-row-height="3.1979in" fo:keep-together="auto"/>
    </style:style>
    <style:style style:name="Table3" style:family="table">
      <style:table-properties style:width="7.3125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1556in"/>
    </style:style>
    <style:style style:name="Table3.B" style:family="table-column">
      <style:table-column-properties style:column-width="4.1563in"/>
    </style:style>
    <style:style style:name="Table3.1" style:family="table-row">
      <style:table-row-properties style:min-row-height="0.3542in" fo:keep-together="auto"/>
    </style:style>
    <style:style style:name="Table3.A1" style:family="table-cell">
      <style:table-cell-properties style:vertical-align="bottom" fo:background-color="#f3f3f3" fo:padding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bottom" fo:padding="0.0694in" fo:border="1pt solid #000000"/>
    </style:style>
    <style:style style:name="Table3.B2" style:family="table-cell">
      <style:table-cell-properties style:vertical-align="bottom" fo:padding="0.0694in" fo:border="1pt solid #000000"/>
    </style:style>
    <style:style style:name="Table3.3" style:family="table-row">
      <style:table-row-properties style:min-row-height="1.0938in" fo:keep-together="auto"/>
    </style:style>
    <style:style style:name="Table3.A3" style:family="table-cell">
      <style:table-cell-properties style:vertical-align="bottom" fo:padding="0.0694in" fo:border="1pt solid #000000"/>
    </style:style>
    <style:style style:name="Table3.B3" style:family="table-cell">
      <style:table-cell-properties style:vertical-align="bottom" fo:padding="0.0694in" fo:border="1pt solid #000000"/>
    </style:style>
    <style:style style:name="Table3.4" style:family="table-row">
      <style:table-row-properties style:min-row-height="0.4896in" fo:keep-together="auto"/>
    </style:style>
    <style:style style:name="Table3.A4" style:family="table-cell">
      <style:table-cell-properties style:vertical-align="bottom" fo:padding="0.0694in" fo:border="1pt solid #000000"/>
    </style:style>
    <style:style style:name="Table3.B4" style:family="table-cell">
      <style:table-cell-properties style:vertical-align="bottom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style:font-name="Poppins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P3" style:family="paragraph" style:parent-style-name="Standard">
      <style:paragraph-properties fo:line-height="100%" fo:orphans="0" fo:widows="0"/>
      <style:text-properties style:font-name="Poppins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P4" style:family="paragraph" style:parent-style-name="Standard">
      <style:paragraph-properties fo:line-height="100%" fo:orphans="0" fo:widows="0"/>
      <style:text-properties style:font-name="Poppins" fo:font-size="12pt" style:font-name-asian="Poppins1" style:font-size-asian="12pt" style:font-name-complex="Poppins1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Poppins" fo:font-size="12pt" fo:font-style="italic" style:font-name-asian="Poppins1" style:font-size-asian="12pt" style:font-style-asian="italic" style:font-name-complex="Poppins1" style:font-size-complex="12pt" style:font-style-complex="italic"/>
    </style:style>
    <style:style style:name="P6" style:family="paragraph" style:parent-style-name="Standard">
      <style:text-properties style:font-name="Poppins" fo:font-size="14pt" fo:font-weight="bold" style:font-name-asian="Poppins1" style:font-size-asian="14pt" style:font-weight-asian="bold" style:font-name-complex="Poppins1" style:font-size-complex="14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.0693in" fo:margin-bottom="0.139in" loext:contextual-spacing="false" fo:line-height="100%" fo:orphans="0" fo:widows="0"/>
    </style:style>
    <style:style style:name="P9" style:family="paragraph" style:parent-style-name="Standard">
      <style:paragraph-properties fo:margin-top="0.0693in" fo:margin-bottom="0.139in" loext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Standard">
      <style:paragraph-properties fo:margin-top="0in" fo:margin-bottom="0.139in" loext:contextual-spacing="false" fo:line-height="100%" fo:break-before="auto" fo:break-after="auto"/>
    </style:style>
    <style:style style:name="P12" style:family="paragraph" style:parent-style-name="Standard">
      <style:paragraph-properties fo:margin-top="0in" fo:margin-bottom="0.139in" loext:contextual-spacing="false" fo:line-height="100%"/>
      <style:text-properties style:font-name="Poppins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P13" style:family="paragraph" style:parent-style-name="Standard">
      <style:paragraph-properties fo:margin-top="0in" fo:margin-bottom="0.139in" loext:contextual-spacing="false" fo:line-height="100%" fo:break-before="page"/>
    </style:style>
    <style:style style:name="P14" style:family="paragraph" style:parent-style-name="Standard">
      <style:paragraph-properties fo:margin-left="0.5in" fo:margin-right="0in" fo:margin-top="0in" fo:margin-bottom="0.139in" loext:contextual-spacing="false" fo:line-height="100%" fo:text-indent="0in" style:auto-text-indent="false" fo:break-before="auto" fo:break-after="auto"/>
      <style:text-properties style:font-name="Poppins" fo:font-size="12pt" style:font-name-asian="Poppins1" style:font-size-asian="12pt" style:font-name-complex="Poppins1" style:font-size-complex="12pt"/>
    </style:style>
    <style:style style:name="P15" style:family="paragraph" style:parent-style-name="Standard">
      <style:paragraph-properties fo:margin-top="0.139in" fo:margin-bottom="0.1665in" loext:contextual-spacing="false" fo:line-height="100%"/>
    </style:style>
    <style:style style:name="P16" style:family="paragraph" style:parent-style-name="Standard">
      <style:paragraph-properties fo:margin-top="0in" fo:margin-bottom="0.1665in" loext:contextual-spacing="false" fo:line-height="100%"/>
    </style:style>
    <style:style style:name="P1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 fo:break-before="auto" fo:break-after="auto"/>
      <style:text-properties style:font-name="Poppins" fo:font-size="12pt" style:font-name-asian="Poppins1" style:font-size-asian="12pt" style:font-name-complex="Poppins1" style:font-size-complex="12pt"/>
    </style:style>
    <style:style style:name="P30" style:family="paragraph" style:parent-style-name="Standard">
      <style:paragraph-properties fo:margin-left="0in" fo:margin-right="1.2929in" fo:text-indent="0in" style:auto-text-indent="false"/>
    </style:style>
    <style:style style:name="P31" style:family="paragraph" style:parent-style-name="Standard">
      <style:paragraph-properties fo:margin-left="0in" fo:margin-right="1.2929in" fo:text-indent="0in" style:auto-text-indent="false"/>
      <style:text-properties style:font-name="Poppins" fo:font-size="12pt" style:font-name-asian="Poppins1" style:font-size-asian="12pt" style:font-name-complex="Poppins1" style:font-size-complex="12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Poppins" fo:font-size="12pt" style:font-name-asian="Poppins1" style:font-size-asian="12pt" style:font-name-complex="Poppins1" style:font-size-complex="12pt"/>
    </style:style>
    <style:style style:name="P34" style:family="paragraph" style:parent-style-name="Standard">
      <style:paragraph-properties fo:margin-top="0.139in" fo:margin-bottom="0in" loext:contextual-spacing="false" fo:line-height="100%"/>
      <style:text-properties style:font-name="Poppins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>
      <style:paragraph-properties fo:break-before="auto" fo:break-after="auto"/>
      <style:text-properties style:font-name="Poppins" fo:font-size="12pt" style:font-name-asian="Poppins1" style:font-size-asian="12pt" style:font-name-complex="Poppins1" style:font-size-complex="12pt"/>
    </style:style>
    <style:style style:name="P37" style:family="paragraph" style:parent-style-name="Standard">
      <style:paragraph-properties fo:margin-left="0in" fo:margin-right="0.1118in" fo:text-align="end" style:justify-single-word="false" fo:text-indent="0in" style:auto-text-indent="false"/>
    </style:style>
    <style:style style:name="P38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39" style:family="paragraph" style:parent-style-name="Heading_20_1" style:master-page-name="Standard">
      <style:paragraph-properties fo:margin-top="0.139in" fo:margin-bottom="0.139in" loext:contextual-spacing="false" fo:line-height="115%" fo:orphans="0" fo:widows="0" style:page-number="1"/>
    </style:style>
    <style:style style:name="P40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41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break-before="page" fo:keep-with-next="auto"/>
    </style:style>
    <style:style style:name="T1" style:family="text">
      <style:text-properties style:font-name="Poppins" fo:font-size="14pt" fo:font-weight="bold" style:font-name-asian="Poppins1" style:font-size-asian="14pt" style:font-weight-asian="bold" style:font-name-complex="Poppins1" style:font-size-complex="14pt" style:font-weight-complex="bold"/>
    </style:style>
    <style:style style:name="T2" style:family="text">
      <style:text-properties style:font-name="Poppins" fo:font-size="14pt" style:font-name-asian="Poppins1" style:font-size-asian="14pt" style:font-name-complex="Poppins1" style:font-size-complex="14pt"/>
    </style:style>
    <style:style style:name="T3" style:family="text">
      <style:text-properties style:font-name="Poppins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T4" style:family="text">
      <style:text-properties style:font-name="Poppins" fo:font-size="12pt" style:font-name-asian="Poppins1" style:font-size-asian="12pt" style:font-name-complex="Poppins1" style:font-size-complex="12pt"/>
    </style:style>
    <style:style style:name="T5" style:family="text">
      <style:text-properties style:font-name="Poppins" fo:font-size="12pt" fo:font-style="italic" fo:font-weight="bold" style:font-name-asian="Poppins1" style:font-size-asian="12pt" style:font-style-asian="italic" style:font-weight-asian="bold" style:font-name-complex="Poppins1" style:font-size-complex="12pt" style:font-style-complex="italic" style:font-weight-complex="bold"/>
    </style:style>
    <style:style style:name="T6" style:family="text">
      <style:text-properties style:font-name="Poppins" style:font-name-asian="Poppins1" style:font-name-complex="Poppins1"/>
    </style:style>
    <style:style style:name="T7" style:family="text">
      <style:text-properties style:font-name="Poppins" fo:font-size="10pt" style:font-name-asian="Poppins1" style:font-size-asian="10pt" style:font-name-complex="Poppins1" style:font-size-complex="10pt"/>
    </style:style>
    <style:style style:name="T8" style:family="text">
      <style:text-properties style:font-name="Poppins" fo:font-size="20pt" fo:font-weight="bold" style:font-name-asian="Poppins1" style:font-size-asian="20pt" style:font-weight-asian="bold" style:font-name-complex="Poppins1" style:font-size-complex="20pt" style:font-weight-complex="bold"/>
    </style:style>
    <style:style style:name="T9" style:family="text">
      <style:text-properties fo:color="#1155cc" style:font-name="Poppins" fo:font-size="12pt" style:text-underline-style="solid" style:text-underline-width="auto" style:text-underline-color="font-color" style:font-name-asian="Poppins1" style:font-size-asian="12pt" style:font-name-complex="Poppins1" style:font-size-complex="12pt"/>
    </style:style>
    <style:style style:name="T10" style:family="text">
      <style:text-properties fo:color="#1155cc" style:font-name="Poppins" style:text-underline-style="solid" style:text-underline-width="auto" style:text-underline-color="font-color" style:font-name-asian="Poppins1" style:font-name-complex="Poppins1"/>
    </style:style>
    <style:style style:name="T11" style:family="text">
      <style:text-properties fo:color="#1155cc" style:font-name="Poppins" fo:font-size="8pt" style:text-underline-style="solid" style:text-underline-width="auto" style:text-underline-color="font-color" style:font-name-asian="Poppins1" style:font-size-asian="8pt" style:font-name-complex="Poppins1" style:font-size-complex="8pt"/>
    </style:style>
    <style:style style:name="T12" style:family="text">
      <style:text-properties fo:color="#ff0000" style:font-name="Poppins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T13" style:family="text">
      <style:text-properties fo:color="#ff0000" style:font-name="Poppins" fo:font-size="14pt" fo:font-weight="bold" style:font-name-asian="Poppins1" style:font-size-asian="14pt" style:font-weight-asian="bold" style:font-name-complex="Poppins1" style:font-size-complex="14pt" style:font-weight-complex="bold"/>
    </style:style>
    <style:style style:name="T14" style:family="text">
      <style:text-properties fo:color="#ff0000" style:font-name="Poppins" fo:font-size="6pt" fo:font-weight="bold" style:font-name-asian="Poppins1" style:font-size-asian="6pt" style:font-weight-asian="bold" style:font-name-complex="Poppins1" style:font-size-complex="6pt" style:font-weight-complex="bold"/>
    </style:style>
    <style:style style:name="T15" style:family="text">
      <style:text-properties fo:color="#666666" style:font-name="Poppins" fo:font-size="10pt" style:font-name-asian="Poppins1" style:font-size-asian="10pt" style:font-name-complex="Poppins1" style:font-size-complex="10pt"/>
    </style:style>
    <style:style style:name="T16" style:family="text">
      <style:text-properties fo:color="#666666" style:font-name="Poppins" fo:font-size="12pt" style:font-name-asian="Poppins1" style:font-size-asian="12pt" style:font-name-complex="Poppins1" style:font-size-complex="12pt"/>
    </style:style>
    <style:style style:name="T17" style:family="text">
      <style:text-properties fo:color="#999999" style:font-name="Poppins" fo:font-size="10pt" style:font-name-asian="Poppins1" style:font-size-asian="10pt" style:font-name-complex="Poppins1" style:font-size-complex="10pt"/>
    </style:style>
    <style:style style:name="T18" style:family="text">
      <style:text-properties fo:color="#999999" style:font-name="Poppins" fo:font-size="12pt" style:font-name-asian="Poppins1" style:font-size-asian="12pt" style:font-name-complex="Poppins1" style:font-size-complex="12pt"/>
    </style:style>
    <style:style style:name="T19" style:family="text">
      <style:text-properties style:font-name="Roboto" fo:font-size="24pt" fo:font-weight="bold" style:font-name-asian="Roboto1" style:font-size-asian="24pt" style:font-weight-asian="bold" style:font-name-complex="Roboto1" style:font-size-complex="2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c1vq44bjvfmc"/><text:span text:style-name="T1">Agreement Betwee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3">selfdriven Pty Ltd</text:span></text:p>
            <text:p text:style-name="P8"><text:span text:style-name="T4">ABN 32 656 825 777<text:line-break/>LEI 9845004K2AI8DOAEA581</text:span></text:p>
            <text:p text:style-name="P8"><text:span text:style-name="T4">(“selfdriven Services”)</text:span></text:p>
          </table:table-cell>
          <table:table-cell table:style-name="Table1.A1" office:value-type="string">
            <text:p text:style-name="P9"><text:span text:style-name="T3">and;</text:span></text:p>
          </table:table-cell>
          <table:table-cell table:style-name="Table1.A1" office:value-type="string">
            <text:p text:style-name="P1"><text:span text:style-name="T3">XXX Pty Ltd</text:span></text:p>
            <text:p text:style-name="P3"/>
            <text:p text:style-name="P1"><text:span text:style-name="T4">ABN ???<text:line-break/></text:span></text:p>
            <text:p text:style-name="P8"><text:span text:style-name="T4">(“</text:span><text:span text:style-name="T3">XXX</text:span><text:span text:style-name="T4">”)</text:span></text:p>
          </table:table-cell>
        </table:table-row>
      </table:table>
      <text:p text:style-name="P10"><text:span text:style-name="T5"><text:line-break/>Together, the Parties agree as follows:</text:span></text:p>
      <text:p text:style-name="P11"><text:span text:style-name="T4"><text:line-break/></text:span><text:span text:style-name="T1">2. Background</text:span></text:p>
      <text:p text:style-name="P11"><text:span text:style-name="T4">selfdriven operates a professional services organisation available at </text:span><text:a xlink:type="simple" xlink:href="https://selfdriven.services" text:style-name="ListLabel_20_46" text:visited-style-name="ListLabel_20_46"><text:span text:style-name="T9">https://selfdriven.services</text:span></text:a><text:span text:style-name="T4">.</text:span></text:p>
      <text:p text:style-name="P11"><text:span text:style-name="T4">The Team Member provides professional services in, orchestration, conducting and advisory capacities.</text:span></text:p>
      <text:p text:style-name="P11"><text:span text:style-name="T4">The Parties wish to establish the terms under which the Team Member provides services and participates in revenue sharing and SDS token recognition.</text:span></text:p>
      <text:p text:style-name="P40"><text:bookmark text:name="_y6jjavs6ian0"/><text:span text:style-name="T1">3. Nature of Relationship</text:span></text:p>
      <text:p text:style-name="P10"><text:span text:style-name="T4">The Team Member is engaged as an independent contractor.</text:span></text:p>
      <text:p text:style-name="P10"><text:span text:style-name="T4">Nothing in this Agreement creates employment, partnership, joint venture or agency.</text:span></text:p>
      <text:p text:style-name="P10"><text:span text:style-name="T4">The Team Member has no authority to bind selfdriven unless expressly authorised in writing.</text:span></text:p>
      <text:p text:style-name="P10"><text:span text:style-name="T4">The Team Member is responsible for all tax, superannuation, insurance and statutory obligations.</text:span></text:p>
      <text:p text:style-name="P14"/>
      <text:p text:style-name="P41"><text:bookmark text:name="_4y7xkjuaiqau"/><text:span text:style-name="T1">4. Scope of Services</text:span></text:p>
      <text:p text:style-name="P10"><text:span text:style-name="T6">The Team Member will provide professional services including knowledge, orchestration and conducting services across nominated Areas of Focus as referenced at:</text:span></text:p>
      <text:p text:style-name="P10"><text:a xlink:type="simple" xlink:href="https://actuate.selfdriven.community/framework/areas-of-focus" text:style-name="ListLabel_20_47" text:visited-style-name="ListLabel_20_47"><text:span text:style-name="T10">https://actuate.selfdriven.community/framework/areas-of-focus</text:span></text:a></text:p>
      <text:p text:style-name="P10"><text:span text:style-name="T6">Specific customer engagements may be governed by project-specific agreements, statements of work (SOWs), or customer contracts, which operate in conjunction with this Agreement.</text:span></text:p>
      <text:p text:style-name="P10"><text:span text:style-name="T6">The Team Member agrees to maintain clear lines of communication and act in good faith in all engagements.</text:span></text:p>
      <text:p text:style-name="P40"><text:bookmark text:name="_79eaw3l2x3h6"/><text:span text:style-name="T1">5. Revenue Sharing &amp; Payment</text:span></text:p>
      <text:p text:style-name="P15"><text:span text:style-name="T4">Revenue Share:</text:span></text:p>
      <text:p text:style-name="P16"><text:span text:style-name="T4">For receipted project payments from customers attributable to the Team Member’s services:</text:span></text:p>
      <text:list xml:id="list3964150410" text:style-name="WWNum5">
        <text:list-item>
          <text:p text:style-name="P17"><text:span text:style-name="T4">90% to the Team Member</text:span></text:p>
        </text:list-item>
        <text:list-item>
          <text:p text:style-name="P17"><text:span text:style-name="T4">10% retained by selfdriven<text:line-break/></text:span></text:p>
        </text:list-item>
      </text:list>
      <text:p text:style-name="P16"><text:span text:style-name="T4">Of the 10% retained by selfdriven, 5% of total service revenue is distributed to SDS token holders in accordance with the SDS framework.</text:span></text:p>
      <text:p text:style-name="P16"><text:span text:style-name="T4">Invoicing:</text:span></text:p>
      <text:p text:style-name="P16"><text:span text:style-name="T4">The Team Member must submit invoices monthly.</text:span></text:p>
      <text:p text:style-name="P16"><text:span text:style-name="T4">Payment Terms:</text:span></text:p>
      <text:p text:style-name="P16"><text:span text:style-name="T4">Payments will be made:</text:span></text:p>
      <text:list xml:id="list1594694004" text:style-name="WWNum1">
        <text:list-item>
          <text:p text:style-name="P18"><text:span text:style-name="T4">In AUD</text:span></text:p>
        </text:list-item>
        <text:list-item>
          <text:p text:style-name="P18"><text:span text:style-name="T4">Within fourteen (14) days of month end</text:span></text:p>
        </text:list-item>
        <text:list-item>
          <text:p text:style-name="P18"><text:span text:style-name="T4">To the bank account nominated in the Agreement Data section</text:span></text:p>
        </text:list-item>
        <text:list-item>
          <text:p text:style-name="P22"><text:span text:style-name="T4">Subject to receipt of cleared customer funds unless otherwise agreed in writing.<text:line-break/></text:span></text:p>
        </text:list-item>
      </text:list>
      <text:p text:style-name="P10"><text:span text:style-name="T4">GST:</text:span></text:p>
      <text:p text:style-name="P10"><text:span text:style-name="T4">If GST applies, it must be clearly identified on invoices.</text:span></text:p>
      <text:p text:style-name="P40"><text:bookmark text:name="_t3sd4qdawejq"/><text:span text:style-name="T1">6. SDS Token Recognition</text:span></text:p>
      <text:p text:style-name="P10"><text:span text:style-name="T4">A total of 100,000 SDS tokens exist for original selfdriven Services team members.</text:span></text:p>
      <text:p text:style-name="P10"><text:span text:style-name="T4">20,000 SDS tokens have been allocated to the originating selfdriven team member (Mark Byers).</text:span></text:p>
      <text:p text:style-name="P10"><text:span text:style-name="T4">10,000 SDS tokens are allocated to you as an original team member after 2 months as a team member.</text:span></text:p>
      <text:p text:style-name="P10"><text:span text:style-name="T4">SDS tokens:</text:span></text:p>
      <text:list xml:id="list107364026" text:style-name="WWNum3">
        <text:list-item>
          <text:p text:style-name="P26"><text:soft-page-break/><text:span text:style-name="T4">Do not represent equity or shares in selfdriven Pty Ltd.</text:span></text:p>
        </text:list-item>
        <text:list-item>
          <text:p text:style-name="P20"><text:span text:style-name="T4">Do not confer ownership rights in the company.</text:span></text:p>
        </text:list-item>
        <text:list-item>
          <text:p text:style-name="P20"><text:span text:style-name="T4">Provide governance participation within the services organisation framework.</text:span></text:p>
        </text:list-item>
        <text:list-item>
          <text:p text:style-name="P23"><text:span text:style-name="T4">Participate in distribution of 5% of total service revenue, in proportion to SDS holdings based on the amount of SDS tokens allocated in total.</text:span></text:p>
        </text:list-item>
      </text:list>
      <text:p text:style-name="P10"><text:span text:style-name="T4">Token mechanics, governance rights and distribution models may be further defined in an SDS framework document.</text:span></text:p>
      <text:p text:style-name="P40"><text:bookmark text:name="_65aal0rtshm9"/><text:span text:style-name="T1">7. Intellectual Property</text:span></text:p>
      <text:p text:style-name="P10"><text:span text:style-name="T4">Customer Deliverables:</text:span></text:p>
      <text:p text:style-name="P10"><text:span text:style-name="T4">Unless otherwise agreed, intellectual property created specifically for a customer engagement is owned by the customer upon payment.</text:span></text:p>
      <text:p text:style-name="P10"><text:span text:style-name="T4">Pre-Existing IP:</text:span></text:p>
      <text:p text:style-name="P10"><text:span text:style-name="T4">Each Party retains ownership of intellectual property developed independently prior to this Agreement.</text:span></text:p>
      <text:p text:style-name="P10"><text:span text:style-name="T4">selfdriven Services Resources:</text:span></text:p>
      <text:p text:style-name="P10"><text:span text:style-name="T4">Methods, templates, protocols, branding, and internal frameworks remain the property of selfdriven Services unless otherwise agreed.</text:span></text:p>
      <text:p text:style-name="P40"><text:bookmark text:name="_y8zk95h9zaxd"/><text:span text:style-name="T1">8. Confidentiality</text:span></text:p>
      <text:p text:style-name="P10"><text:span text:style-name="T4">The Team Member must keep confidential all information relating to:</text:span></text:p>
      <text:list xml:id="list3633867736" text:style-name="WWNum2">
        <text:list-item>
          <text:p text:style-name="P27"><text:span text:style-name="T4">selfdriven operations</text:span></text:p>
        </text:list-item>
        <text:list-item>
          <text:p text:style-name="P21"><text:span text:style-name="T4">associated projects</text:span></text:p>
        </text:list-item>
        <text:list-item>
          <text:p text:style-name="P21"><text:span text:style-name="T4">customer data</text:span></text:p>
        </text:list-item>
        <text:list-item>
          <text:p text:style-name="P21"><text:span text:style-name="T4">financial information</text:span></text:p>
        </text:list-item>
        <text:list-item>
          <text:p text:style-name="P24"><text:span text:style-name="T4">technical frameworks</text:span></text:p>
        </text:list-item>
      </text:list>
      <text:p text:style-name="P10"><text:span text:style-name="T4">Confidentiality obligations survive termination for five (5) years.</text:span></text:p>
      <text:p text:style-name="P10"><text:span text:style-name="T4">Confidential Information excludes information that is publicly available or required to be disclosed by law.</text:span></text:p>
      <text:p text:style-name="P40"><text:bookmark text:name="_w5p3lvdxcdxx"/><text:span text:style-name="T1">Conflict of Interest</text:span></text:p>
      <text:p text:style-name="P10"><text:span text:style-name="T4">The Team Member must disclose any actual or potential conflicts of interest.</text:span></text:p>
      <text:p text:style-name="P10"><text:span text:style-name="T4">The Team Member may provide services to other organisations provided there is no conflict and no misuse of confidential information.</text:span></text:p>
      <text:p text:style-name="P40"><text:bookmark text:name="_g25a706sb7fb"/><text:span text:style-name="T1">10. Non-Solicitation</text:span></text:p>
      <text:p text:style-name="P10"><text:span text:style-name="T4">During the term of this Agreement and for twelve (12) months after termination, the Team Member must not:</text:span></text:p>
      <text:list xml:id="list2294432115" text:style-name="WWNum4">
        <text:list-item>
          <text:p text:style-name="P28"><text:soft-page-break/><text:span text:style-name="T4">Directly solicit selfdriven customers for competing services</text:span></text:p>
        </text:list-item>
        <text:list-item>
          <text:p text:style-name="P25"><text:span text:style-name="T4">Induce other team members to disengage</text:span></text:p>
        </text:list-item>
      </text:list>
      <text:p text:style-name="P10"><text:span text:style-name="T4">Without written consent from selfdriven Services.</text:span></text:p>
      <text:p text:style-name="P40"><text:bookmark text:name="_9euxn1hlw2cv"/><text:span text:style-name="T1">11. Liability &amp; Indemnity</text:span></text:p>
      <text:p text:style-name="P10"><text:span text:style-name="T4">Each Party is responsible for its own acts and omissions.</text:span></text:p>
      <text:p text:style-name="P10"><text:span text:style-name="T4">Liability is limited to the total fees received by the Team Member in the twelve (12) months preceding a claim.</text:span></text:p>
      <text:p text:style-name="P10"><text:span text:style-name="T4">Neither Party is liable for indirect or consequential loss.</text:span></text:p>
      <text:p text:style-name="P40"><text:bookmark text:name="_bmdzk2lphs54"/><text:span text:style-name="T1">12. Term &amp; Termination</text:span></text:p>
      <text:p text:style-name="P10"><text:span text:style-name="T4">This Agreement commences on signing.</text:span></text:p>
      <text:p text:style-name="P10"><text:span text:style-name="T4">Either Party may terminate with thirty (30) days written notice.</text:span></text:p>
      <text:p text:style-name="P10"><text:span text:style-name="T4">Immediate termination may occur for material breach.</text:span></text:p>
      <text:p text:style-name="P10"><text:span text:style-name="T4">Outstanding payments remain payable upon termination.</text:span></text:p>
      <text:p text:style-name="P10"><text:span text:style-name="T4">SDS tokens treatment upon termination will be governed by the SDS framework.</text:span></text:p>
      <text:p text:style-name="P40"><text:bookmark text:name="_hayjzuq5entp"/><text:span text:style-name="T1">13. Governing Law</text:span></text:p>
      <text:p text:style-name="P10"><text:span text:style-name="T4">This Agreement is governed by the laws of Victoria, Australia.</text:span></text:p>
      <text:p text:style-name="P40"><text:bookmark text:name="_gr4d3tuh33bm"/><text:span text:style-name="T1">14. Variation</text:span></text:p>
      <text:p text:style-name="P10"><text:span text:style-name="T4">This Agreement may only be varied in writing signed by both Parties.</text:span></text:p>
      <text:p text:style-name="P40"><text:bookmark text:name="_wxeiuoi547cu"/><text:span text:style-name="T1">15. Entire Agreement</text:span></text:p>
      <text:p text:style-name="P10"><text:span text:style-name="T4">This Agreement constitutes the entire agreement between the Parties and supersedes prior discussions or understandings.</text:span></text:p>
      <text:p text:style-name="P29"/>
      <text:p text:style-name="P31"/>
      <text:p text:style-name="P30"><text:span text:style-name="T4"><text:line-break/></text:span></text:p>
      <text:p text:style-name="P12"/>
      <text:p text:style-name="P13"><text:span text:style-name="T1">Agreement Data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<text:span text:style-name="T3">Bank Account</text:span></text:p>
            <text:p text:style-name="P32"><text:span text:style-name="T15">To be used for payments.</text:span></text:p>
          </table:table-cell>
          <table:table-cell table:style-name="Table2.A1" office:value-type="string">
            <text:p text:style-name="P32"><text:span text:style-name="T4">As per invoice team member invoice.</text:span></text:p>
          </table:table-cell>
        </table:table-row>
        <table:table-row table:style-name="Table2.2">
          <table:table-cell table:style-name="Table2.A1" office:value-type="string">
            <text:p text:style-name="P1"><text:span text:style-name="T3">Team Member Profile Picture URL</text:span></text:p>
            <text:p text:style-name="P1"><text:span text:style-name="T17">For display @ selfdriven.services/team<text:line-break/></text:span></text:p>
            <text:p text:style-name="P1"><text:span text:style-name="T17">Can be LinkedIn Profile URL</text:span><text:span text:style-name="T18">.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3">
          <table:table-cell table:style-name="Table2.A1" office:value-type="string">
            <text:p text:style-name="P1"><text:span text:style-name="T3">Team Member Short Bio<text:line-break/></text:span><text:span text:style-name="T15">For display @ selfdriven.services<text:line-break/></text:span></text:p>
            <text:p text:style-name="P1"><text:span text:style-name="T15">Can be LinkedIn Profile URL.</text:span></text:p>
          </table:table-cell>
          <table:table-cell table:style-name="Table2.A1" office:value-type="string">
            <text:p text:style-name="P5"/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2"><text:span text:style-name="T3">Team Member Type</text:span></text:p>
          </table:table-cell>
          <table:table-cell table:style-name="Table2.A1" office:value-type="string">
            <text:p text:style-name="P32"><text:span text:style-name="T3">Professional Service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Key Areas of Focus</text:span></text:p>
            <text:p text:style-name="P1"><text:a xlink:type="simple" xlink:href="https://actuate.selfdriven.community/framework/areas-of-focus" text:style-name="ListLabel_20_48" text:visited-style-name="ListLabel_20_48"><text:span text:style-name="T11">https://actuate.selfdriven.community/framework/areas-of-focus</text:span></text:a></text:p>
          </table:table-cell>
          <table:table-cell table:style-name="Table2.A1" office:value-type="string">
            <text:p text:style-name="P33"/>
          </table:table-cell>
        </table:table-row>
      </table:table>
      <text:p text:style-name="P34"/>
      <text:p text:style-name="P2"/>
      <text:p text:style-name="P6"/>
      <text:p text:style-name="P35"><text:span text:style-name="T1">Signed as Agreement:</text:span></text:p>
      <text:p text:style-name="P3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<text:span text:style-name="T3">selfdriven Pty Ltd</text:span></text:p>
            <text:p text:style-name="P32"><text:span text:style-name="T7">ABN 32 656 825 777</text:span></text:p>
            <text:p text:style-name="P32"><text:span text:style-name="T7">LEI 9845004K2AI8DOAEA581</text:span></text:p>
          </table:table-cell>
          <table:table-cell table:style-name="Table3.A1" office:value-type="string">
            <text:p text:style-name="P1"><text:span text:style-name="T3">XXX Pty Ltd</text:span></text:p>
            <text:p text:style-name="P1"><text:span text:style-name="T7">ABN ???</text:span></text:p>
          </table:table-cell>
        </table:table-row>
        <table:table-row table:style-name="Table3.2">
          <table:table-cell table:style-name="Table3.A2" office:value-type="string">
            <text:p text:style-name="P1"><text:span text:style-name="T3">Mark Byers</text:span></text:p>
            <text:p text:style-name="P4"/>
            <text:p text:style-name="P1"><text:span text:style-name="T4">Name</text:span></text:p>
          </table:table-cell>
          <table:table-cell table:style-name="Table3.B2" office:value-type="string">
            <text:p text:style-name="P1"><text:span text:style-name="T3">XXX XXX</text:span></text:p>
            <text:p text:style-name="P3"/>
            <text:p text:style-name="P1"><text:span text:style-name="T4">Name</text:span></text:p>
          </table:table-cell>
        </table:table-row>
        <table:table-row table:style-name="Table3.3">
          <table:table-cell table:style-name="Table3.A3" office:value-type="string">
            <text:p text:style-name="P1"><text:span text:style-name="T4">Signature</text:span></text:p>
          </table:table-cell>
          <table:table-cell table:style-name="Table3.B3" office:value-type="string">
            <text:p text:style-name="P4"/>
            <text:p text:style-name="P4"/>
            <text:p text:style-name="P1"><text:span text:style-name="T4">Signature</text:span></text:p>
          </table:table-cell>
        </table:table-row>
        <table:table-row table:style-name="Table3.4">
          <table:table-cell table:style-name="Table3.A4" office:value-type="string">
            <text:p text:style-name="P4"/>
            <text:p text:style-name="P4"/>
            <text:p text:style-name="P1"><text:span text:style-name="T4">Date</text:span></text:p>
          </table:table-cell>
          <table:table-cell table:style-name="Table3.B4" office:value-type="string">
            <text:p text:style-name="P1"><text:span text:style-name="T4">Date</text:span></text:p>
          </table:table-cell>
        </table:table-row>
      </table:table>
      <text:p text:style-name="P36"/>
      <text:p text:style-name="P37"><text:span text:style-name="T16">–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Poppins" fo:font-family="Poppins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oppins" fo:font-family="Poppins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oppins" fo:font-family="Poppins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oppins" fo:font-family="Poppins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oppins" fo:font-family="Poppins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font-name="Poppins" fo:font-family="Poppins" style:font-family-generic="roman" style:font-pitch="variable" fo:font-size="12pt" style:text-underline-style="solid" style:text-underline-width="auto" style:text-underline-color="font-color" style:font-name-asian="Poppins1" style:font-family-asian="Poppins" style:font-family-generic-asian="system" style:font-pitch-asian="variable" style:font-size-asian="12pt" style:font-name-complex="Poppins1" style:font-family-complex="Poppins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style:font-name="Poppins" fo:font-family="Poppins" style:font-family-generic="roman" style:font-pitch="variable" style:text-underline-style="solid" style:text-underline-width="auto" style:text-underline-color="font-color" style:font-name-asian="Poppins1" style:font-family-asian="Poppins" style:font-family-generic-asian="system" style:font-pitch-asian="variable" style:font-name-complex="Poppins1" style:font-family-complex="Poppins" style:font-family-generic-complex="system" style:font-pitch-complex="variable"/>
    </style:style>
    <style:style style:name="ListLabel_20_48" style:display-name="ListLabel 48" style:family="text">
      <style:text-properties fo:color="#1155cc" style:font-name="Poppins" fo:font-family="Poppins" style:font-family-generic="roman" style:font-pitch="variable" fo:font-size="8pt" style:text-underline-style="solid" style:text-underline-width="auto" style:text-underline-color="font-color" style:font-name-asian="Poppins1" style:font-family-asian="Poppins" style:font-family-generic-asian="system" style:font-pitch-asian="variable" style:font-size-asian="8pt" style:font-name-complex="Poppins1" style:font-family-complex="Poppins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MP2" style:family="paragraph" style:parent-style-name="Standard">
      <style:paragraph-properties fo:margin-top="0in" fo:margin-bottom="0.139in" loext:contextual-spacing="false" fo:line-height="100%" fo:break-before="auto" fo:break-after="auto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style:font-name="Poppins" fo:font-size="20pt" fo:font-weight="bold" style:font-name-asian="Poppins1" style:font-size-asian="20pt" style:font-weight-asian="bold" style:font-name-complex="Poppins1" style:font-size-complex="20pt" style:font-weight-complex="bold"/>
    </style:style>
    <style:style style:name="MT2" style:family="text">
      <style:text-properties fo:color="#ff0000" style:font-name="Poppins" fo:font-size="14pt" fo:font-weight="bold" style:font-name-asian="Poppins1" style:font-size-asian="14pt" style:font-weight-asian="bold" style:font-name-complex="Poppins1" style:font-size-complex="14pt" style:font-weight-complex="bold"/>
    </style:style>
    <style:style style:name="MT3" style:family="text">
      <style:text-properties style:font-name="Poppins" style:font-name-asian="Poppins1" style:font-name-complex="Poppins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4917in" fo:margin-right="0.3898in" fo:background-color="#ffffff" style:writing-mode="lr-tb" style:layout-grid-color="#c0c0c0" style:layout-grid-lines="244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717in" fo:margin-left="0in" fo:margin-right="0in" fo:margin-bottom="1.2319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.png" text:anchor-type="as-char" svg:width="2.4118in" svg:height="0.4173in" draw:z-index="5"><draw:image xlink:href="Pictures/10000201000007D00000015E0ECEA53C349BC7F8.png" xlink:type="simple" xlink:show="embed" xlink:actuate="onLoad" loext:mime-type="image/png"/></draw:frame></text:p>
        <text:p text:style-name="MP1"><text:span text:style-name="MT1">Agreement</text:span></text:p>
        <text:p text:style-name="MP2"><text:span text:style-name="MT1">Services Team Member</text:span><text:span text:style-name="MT2"><text:line-break/></text:span></text:p>
      </style:header>
      <style:footer>
        <text:p text:style-name="MP3"><text:page-number text:select-page="current">6</text:page-number><text:span text:style-name="MT3">/</text:span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6" meta:paragraph-count="122" meta:word-count="827" meta:character-count="5553" meta:non-whitespace-character-count="4853"/>
    <meta:generator>LibreOfficeDev/6.0.5.2$Linux_X86_64 LibreOffice_project/</meta:generator>
  </office:meta>
</office:document-meta>
</file>